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th Quote :</text:p>
      <text:p text:style-name="P1"/>
      <text:p text:style-name="P1">Volta;</text:p>
      <text:p text:style-name="P1">add_portrait;Volta;MidRight</text:p>
      <text:p text:style-name="P1">s;Volta;J'ai pas envie...{br}De mourir...</text:p>
      <text:p text:style-name="P1"/>
      <text:p text:style-name="P1">Railoph;</text:p>
      <text:p text:style-name="P1">add_portrait;Railoph;MidRight</text:p>
      <text:p text:style-name="P1">Une mort en guerrier.|Peut être...{br}Un peu trop tôt.</text:p>
      <text:p text:style-name="P1"/>
      <text:p text:style-name="P1">Ridril;</text:p>
      <text:p text:style-name="P1">add_portrait;Ridril;MidRight</text:p>
      <text:p text:style-name="P1">s;Ridril;Pas comme ça...|Pas ici....</text:p>
      <text:p text:style-name="P1"/>
      <text:p text:style-name="P1">Axel;</text:p>
      <text:p text:style-name="P1">add_portrait;Axel;MidRight</text:p>
      <text:p text:style-name="P1">s;Axel;La route s'arrête ici.|J'aurais aimé...{br}Qu'elle continue un peu.</text:p>
      <text:p text:style-name="P1"/>
      <text:p text:style-name="P1">Shumbus;</text:p>
      <text:p text:style-name="P1">add_portrait;Shumbus;MidRight</text:p>
      <text:p text:style-name="P1">s;Shumbus;J'ai...{br}Tellement froid...</text:p>
      <text:p text:style-name="P1"/>
      <text:p text:style-name="P1">Olwenn;</text:p>
      <text:p text:style-name="P1">add_portrait;Zobral;MidRight</text:p>
      <text:p text:style-name="P1">s;Zobral;Désolé Anne.|Finalement, j'ai pas tenu ma promesse.</text:p>
      <text:p text:style-name="P1"/>
      <text:p text:style-name="P1">Dialogue chap 0</text:p>
      <text:p text:style-name="P1">OneilVsVolta</text:p>
      <text:p text:style-name="P1">add_portrait;O'Neil;MidLeft</text:p>
      <text:p text:style-name="P1">add_portrait;Volta;MidRight</text:p>
      <text:p text:style-name="P1">s;O'Neil;Petite fouine.|Je me souviens de toi. Tu ne t'échapperas pas cette fois.</text:p>
      <text:p text:style-name="P1">S;Volta;Oulah... Je ferais mieux de déguerpir moi en fait.</text:p>
      <text:p text:style-name="P1">OneilVsAxel</text:p>
      <text:p text:style-name="P1">add_portrait;O'Neil;MidLeft</text:p>
      <text:p text:style-name="P1">add_portrait;Axel;MidRight</text:p>
      <text:p text:style-name="P1">s;O'Neil;Hors de mon chemin, enfant des bois.|Tu n'es pas digne de ma hache.</text:p>
      <text:p text:style-name="P1">S;Axel;C'est pas comme si tu allais avoir l'occasion de m'approche de toute façon.</text:p>
      <text:p text:style-name="P1"/>
      <text:p text:style-name="P1">OneilVsRailoph</text:p>
      <text:p text:style-name="P1">add_portrait;O'Neil;MidLeft</text:p>
      <text:p text:style-name="P1">add_portrait;Railoph;MidRight</text:p>
      <text:p text:style-name="P1">s;O'Neil;Parviendras tu à m'amuser autant que ton supérieur ?|Approche.</text:p>
      <text:p text:style-name="P1">S;Railoph;Tu connaitras la justice, O'Neil !|Le coeur de Rubis n'oublie pas.</text:p>
      <text:p text:style-name="P1"/>
      <text:p text:style-name="P1">OneilVsRidril</text:p>
      <text:p text:style-name="P1">add_portrait;O'Neil;MidLeft</text:p>
      <text:p text:style-name="P1">s;O'Neil;Une Trotte-Rumeur ? On dit que le Sanctuaire est généreux avec ses employé.|Tu feras une parfaite otage, petite.</text:p>
      <text:p text:style-name="P1"/>
      <text:p text:style-name="P1"/>
      <text:p text:style-name="P1"/>
      <text:p text:style-name="P1"/>
      <text:p text:style-name="P1"><text:soft-page-break/>OneilDeath</text:p>
      <text:p text:style-name="P1">add_portrait;O'Neil;MidLeft</text:p>
      <text:p text:style-name="P1">s;O'Neil;Alors c'est ici que tout se fini ?|Qu'il en soit ainsi. Féliciation jeunes gens.|Vous venez de vaincre le grand O'Neil !|Soyez en fier.</text:p>
      <text:p text:style-name="P1"/>
      <text:p text:style-name="P1">Outro</text:p>
      <text:p text:style-name="P1">[Sur la carte, fond forêt]</text:p>
      <text:p text:style-name="P1">add_portrait;Ridril;FarRight</text:p>
      <text:p text:style-name="P1">s;Ridril;On... On l'a eu ?..</text:p>
      <text:p text:style-name="P1">add_portrait;Axel;Left</text:p>
      <text:p text:style-name="P1">s;Axel;J'en ai bien l'impression.</text:p>
      <text:p text:style-name="P1">add_portrait;Volta;FarLeft</text:p>
      <text:p text:style-name="P1">s;Volta;C'était pas d'la tarte en tout cas...</text:p>
      <text:p text:style-name="P1">add_portrait;Railoph;Right</text:p>
      <text:p text:style-name="P1">s;Railoph;Mon Colonel l'avait bien fatigué.|J'espère qu'il nous regarde, cette victoire est pour lui aussi.</text:p>
      <text:p text:style-name="P1">s;Ridril;Maintenant qu'il est mort, la région est officielement pacifiée !|Les pillages devraient perdre de leur ampleur sans une figure de commandement.</text:p>
      <text:p text:style-name="P1"/>
      <text:p text:style-name="P1">Fermer dialogue</text:p>
      <text:p text:style-name="P1">Transition</text:p>
      <text:p text:style-name="P1">music : Réunion</text:p>
      <text:p text:style-name="P1">fond village</text:p>
      <text:p text:style-name="P1"/>
      <text:p text:style-name="P1">add_portrait;Ridril;Left</text:p>
      <text:p text:style-name="P1">s;Ridril;Passons la nuit au village !</text:p>
      <text:p text:style-name="P1">multi_add_portrait;Volta;Right;Axel;FarLeft;Railoph;FarRight</text:p>
      <text:p text:style-name="P1">s;Volta;On a pas un sous pour l'auberge malheureusement...</text:p>
      <text:p text:style-name="P1">s;Ridril;Oh, vous en faites pas pour ça !|Pour remercier de l'aide que vous m'avez apporté, c'est ma tournée !</text:p>
      <text:p text:style-name="P1">s;Volta;Je ne bois pas, désolée.</text:p>
      <text:p text:style-name="P1">s;Axel;Moi non plus.</text:p>
      <text:p text:style-name="P1">s;Ridril;Oh, écoutez les ces gros rabat-joie !|Et puis c'était juste pour l'excitation d'enfin pouvoir dire ça après une victoire...|J'ai pas assez non plus pour faire la fête.|Ah!|Je m'appelle Ridril au fait !</text:p>
      <text:p text:style-name="P1">s;Volta;Enchantée !|Moi, c'est Volta !</text:p>
      <text:p text:style-name="P1">s;Axel;Axel.</text:p>
      <text:p text:style-name="P1">s;Railoph;Je suis Railoph, heureux de <text:s/>faire ta connaissance.</text:p>
      <text:p text:style-name="P1">s;Ridril;Merci encore pour tout ce que vous avez fait aujourd'hui.|Tenez, c'est pour passer la nuit.|On se retrouve demain matin à l'aube !</text:p>
      <text:p text:style-name="P1">remove_portrait;Ridril</text:p>
      <text:p text:style-name="P1">s;Railoph;Brave petite.</text:p>
      <text:p text:style-name="P1"/>
      <text:p text:style-name="P1">Fermer dialogue</text:p>
      <text:p text:style-name="P1">Give 900 gold</text:p>
      <text:p text:style-name="P1">transition</text:p>
      <text:p text:style-name="P1">music : advance</text:p>
      <text:p text:style-name="P1">fond taverne</text:p>
      <text:p text:style-name="P1"/>
      <text:p text:style-name="P1">multi_add_portrait;Volta;MidLeft;Axel;Right;Railoph;FarRight</text:p>
      <text:p text:style-name="P1">s;Volta;Bon ! Du coup, parce qu'il faut bien poser la question...|Vous êtes qui ?</text:p>
      <text:p text:style-name="P1">s;Axel;Je crois que je me suis déjà présenté plus tôt.</text:p>
      <text:p text:style-name="P1">s;Volta;Oui, oui, je suis pas sourde.|Mais j'veux dire, vous faisiez quoi dans <text:s/>la vie avant qu'on se <text:soft-page-break/>fasse chasser ?</text:p>
      <text:p text:style-name="P1">s;Railoph;J'étais soldat dans la garde local.</text:p>
      <text:p text:style-name="P1">s;Volta;Était ?</text:p>
      <text:p text:style-name="P1">s;Railoph;Oui, mon colonel m'a donné comme dernier ordre de vous protéger.|Que les Ancêtres en soient témoin, je ne vous lacherais pas d'une semelle !|Pas avant que vous soyez tout les deux en sécurité en tout cas.</text:p>
      <text:p text:style-name="P1">s;Volta;T'as pas mieux à faire ?</text:p>
      <text:p text:style-name="P1">s;Railoph;Tout a brûlé en même temps que le village...</text:p>
      <text:p text:style-name="P1">s;Volta;Ah.|Et toi ?</text:p>
      <text:p text:style-name="P1">s;Axel;J'étais un chasseur certifié du domaine.</text:p>
      <text:p text:style-name="P1">s;Volta;Était ?..</text:p>
      <text:p text:style-name="P1">s;Axel;Oui, ces bandits ont pillé mes outils, brûlé ma cabane et volé mon or.|Je risque pas de rouvrir boutique tout de suite.</text:p>
      <text:p text:style-name="P1">s;Volta;Ah.|...|Je peux faire une blague ? C'est que c'est lourd par ici.</text:p>
      <text:p text:style-name="P1">s;Axel;...</text:p>
      <text:p text:style-name="P1">s;Railoph;Dit nous plutôt ce que tu faisais, jeune fille.</text:p>
      <text:p text:style-name="P1">s;Volta;Je suis une voleuse !|Moi, j'ai rien perdu parce que j'avais rien à perdre !</text:p>
      <text:p text:style-name="P1">s;Railoph;Façon intéressante de présenter les choses.</text:p>
      <text:p text:style-name="P1">s;Axel;Tu ne faisais quand même pas partie du groupe de O'Neil, si ?</text:p>
      <text:p text:style-name="P1">s;Volta;Non, non, bien sûr que non.|Mais j'étais peut être endéttée auprès d'un gars qui lui ressemblait...</text:p>
      <text:p text:style-name="P1">s;Axel;Ne me dit pas que tout ça est arrivé parce qu'il te cherchait ?!</text:p>
      <text:p text:style-name="P1">s;Volta;Non !|Non.|Aucune chance. Je me suis fait la malle y'a déjà un baille.</text:p>
      <text:p text:style-name="P1">s;Axel;Et on doit prendre les paroles d'une voleuse pour argent comptant ?</text:p>
      <text:p text:style-name="P1">s;Volta;Eh ! J'suis peut être une voleuse, mais je suis pas une menteuse !</text:p>
      <text:p text:style-name="P1">s;Railoph;Je te crois sur parole, petite.|Rien ne m'a encore poussé à douter de ta parole.</text:p>
      <text:p text:style-name="P1">s;Axel;Ah oui ?</text:p>
      <text:p text:style-name="P1">s;Railoph;Je n'ai jamais entendu parlé d'elle, alors oui, je lui ferais confiance !</text:p>
      <text:p text:style-name="P1">s;Volta;...|Merci</text:p>
      <text:p text:style-name="P1">s;Axel;...</text:p>
      <text:p text:style-name="P1">s;Railoph;Cette journée a été longue mes amis !|Allons nous coucher et retrouvons nous ici demain matin.</text:p>
      <text:p text:style-name="P1">s;Axel;Oui, et nous verrons ce que Ridril a à nous dire à ce moment là. </text:p>
      <text:p text:style-name="P1"/>
      <text:p text:style-name="P1">Prochain chapit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ain Brazia</meta:initial-creator>
    <meta:creation-date>2022-05-21T08:52:50.18</meta:creation-date>
    <meta:generator>OpenOffice/4.1.5$Win32 OpenOffice.org_project/415m1$Build-9789</meta:generator>
    <dc:date>2022-05-21T12:15:53.63</dc:date>
    <dc:creator>Alain Brazia</dc:creator>
    <meta:editing-duration>PT3H23M4S</meta:editing-duration>
    <meta:editing-cycles>3</meta:editing-cycles>
    <meta:document-statistic meta:table-count="0" meta:image-count="0" meta:object-count="0" meta:page-count="3" meta:paragraph-count="107" meta:word-count="694" meta:character-count="5027"/>
  </office:meta>
</office:document-meta>
</file>